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8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3" office:value-type="string" calcext:value-type="string">
            <text:p>M4-P</text:p>
          </table:table-cell>
          <table:table-cell table:style-name="ce11" office:value-type="string" calcext:value-type="string">
            <text:p>RN – M4</text:p>
          </table:table-cell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2 – Paper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7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ce17" table:formula="of:=[.AG2] + [.AM2] + #REF!2 + #REF!2 + [.AG2] + [.AG2]" office:value-type="string" office:string-value="" calcext:value-type="error">
            <text:p>Err:509</text:p>
          </table:table-cell>
          <table:table-cell table:style-name="ce19" table:formula="of:=IF([.AN2]&gt;=0.9875;&quot;A+&quot;;  IF([.AN2]&gt;=0.94; &quot;A&quot;; IF([.AN2]&gt;=0.9; &quot;A-&quot;; IF([.AN2]&gt;=0.87; &quot;B+&quot;; IF([.AN2]&gt;=0.84;&quot;B&quot;; IF([.AN2]&gt;=0.8; &quot;B-&quot;; IF([.AN2]&gt;=0.77; &quot;C+&quot;; IF([.AN2]&gt;=0.74;&quot;C&quot;; IF([.AN2]&gt;=0.7; &quot;C-&quot;; IF([.AN2]&gt;=0.67; &quot;D+&quot;; IF([.AN2]&gt;=0.64;&quot;D&quot;; IF([.AN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2]; [.$AW$2:.$AX$15]; 2; 0)" office:value-type="string" office:string-value="" calcext:value-type="error">
            <text:p>Err:509</text:p>
          </table:table-cell>
          <table:table-cell table:style-name="ce19" table:formula="of:=VLOOKUP([.AP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3] + [.AM3] + #REF!3 + #REF!3 + [.AG3] + [.AG3]" office:value-type="string" office:string-value="" calcext:value-type="error">
            <text:p>Err:509</text:p>
          </table:table-cell>
          <table:table-cell table:style-name="ce19" table:formula="of:=IF([.AN3]&gt;=0.9875;&quot;A+&quot;;  IF([.AN3]&gt;=0.94; &quot;A&quot;; IF([.AN3]&gt;=0.9; &quot;A-&quot;; IF([.AN3]&gt;=0.87; &quot;B+&quot;; IF([.AN3]&gt;=0.84;&quot;B&quot;; IF([.AN3]&gt;=0.8; &quot;B-&quot;; IF([.AN3]&gt;=0.77; &quot;C+&quot;; IF([.AN3]&gt;=0.74;&quot;C&quot;; IF([.AN3]&gt;=0.7; &quot;C-&quot;; IF([.AN3]&gt;=0.67; &quot;D+&quot;; IF([.AN3]&gt;=0.64;&quot;D&quot;; IF([.AN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3]; [.$AW$2:.$AX$15]; 2; 0)" office:value-type="string" office:string-value="" calcext:value-type="error">
            <text:p>Err:509</text:p>
          </table:table-cell>
          <table:table-cell table:style-name="ce19" table:formula="of:=VLOOKUP([.AP3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4" table:style-name="ce6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-</text:p>
          </table:table-cell>
          <table:table-cell table:number-columns-repeated="3"/>
          <table:table-cell table:style-name="ce17" table:formula="of:=[.AG4] + [.AM4] + #REF!4 + #REF!4 + [.AG4] + [.AG4]" office:value-type="string" office:string-value="" calcext:value-type="error">
            <text:p>Err:509</text:p>
          </table:table-cell>
          <table:table-cell table:style-name="ce19" table:formula="of:=IF([.AN4]&gt;=0.9875;&quot;A+&quot;;  IF([.AN4]&gt;=0.94; &quot;A&quot;; IF([.AN4]&gt;=0.9; &quot;A-&quot;; IF([.AN4]&gt;=0.87; &quot;B+&quot;; IF([.AN4]&gt;=0.84;&quot;B&quot;; IF([.AN4]&gt;=0.8; &quot;B-&quot;; IF([.AN4]&gt;=0.77; &quot;C+&quot;; IF([.AN4]&gt;=0.74;&quot;C&quot;; IF([.AN4]&gt;=0.7; &quot;C-&quot;; IF([.AN4]&gt;=0.67; &quot;D+&quot;; IF([.AN4]&gt;=0.64;&quot;D&quot;; IF([.AN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O4]; [.$AW$2:.$AX$15]; 2; 0)" office:value-type="string" office:string-value="" calcext:value-type="error">
            <text:p>Err:509</text:p>
          </table:table-cell>
          <table:table-cell table:style-name="ce19" table:formula="of:=VLOOKUP([.AP4]; [.$AW$2:.$AX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table:style-name="ce17" table:formula="of:=[.AG5] + [.AM5] + #REF!5 + #REF!5 + [.AG5] + [.AG5]" office:value-type="string" office:string-value="" calcext:value-type="error">
            <text:p>Err:509</text:p>
          </table:table-cell>
          <table:table-cell table:style-name="ce19" table:formula="of:=IF([.AN5]&gt;=0.9875;&quot;A+&quot;;  IF([.AN5]&gt;=0.94; &quot;A&quot;; IF([.AN5]&gt;=0.9; &quot;A-&quot;; IF([.AN5]&gt;=0.87; &quot;B+&quot;; IF([.AN5]&gt;=0.84;&quot;B&quot;; IF([.AN5]&gt;=0.8; &quot;B-&quot;; IF([.AN5]&gt;=0.77; &quot;C+&quot;; IF([.AN5]&gt;=0.74;&quot;C&quot;; IF([.AN5]&gt;=0.7; &quot;C-&quot;; IF([.AN5]&gt;=0.67; &quot;D+&quot;; IF([.AN5]&gt;=0.64;&quot;D&quot;; IF([.AN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O5]; [.$AW$2:.$AX$15]; 2; 0)" office:value-type="string" office:string-value="" calcext:value-type="error">
            <text:p>Err:509</text:p>
          </table:table-cell>
          <table:table-cell table:style-name="ce19" table:formula="of:=VLOOKUP([.AP5]; [.$AW$2:.$AX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9"/>
          <table:table-cell table:style-name="ce16"/>
          <table:table-cell table:style-name="ce18" table:formula="of:=[.AG6] + [.AM6] + #REF!6 + #REF!6 + [.AG6] + [.AG6]" office:value-type="string" office:string-value="" calcext:value-type="error">
            <text:p>Err:509</text:p>
          </table:table-cell>
          <table:table-cell table:style-name="ce21" table:formula="of:=IF([.AN6]&gt;=0.9875;&quot;A+&quot;;  IF([.AN6]&gt;=0.94; &quot;A&quot;; IF([.AN6]&gt;=0.9; &quot;A-&quot;; IF([.AN6]&gt;=0.87; &quot;B+&quot;; IF([.AN6]&gt;=0.84;&quot;B&quot;; IF([.AN6]&gt;=0.8; &quot;B-&quot;; IF([.AN6]&gt;=0.77; &quot;C+&quot;; IF([.AN6]&gt;=0.74;&quot;C&quot;; IF([.AN6]&gt;=0.7; &quot;C-&quot;; IF([.AN6]&gt;=0.67; &quot;D+&quot;; IF([.AN6]&gt;=0.64;&quot;D&quot;; IF([.AN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O6]; [.$AW$2:.$AX$15]; 2; 0)" office:value-type="string" office:string-value="" calcext:value-type="error">
            <text:p>Err:509</text:p>
          </table:table-cell>
          <table:table-cell table:style-name="ce21" table:formula="of:=VLOOKUP([.AP6]; [.$AW$2:.$AX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1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/>
          <table:table-cell office:value-type="string" calcext:value-type="string">
            <text:p>B-</text:p>
          </table:table-cell>
          <table:table-cell table:number-columns-repeated="3"/>
          <table:table-cell table:style-name="ce17" table:formula="of:=[.AG7] + [.AM7] + #REF!7 + #REF!7 + [.AG7] + [.AG7]" office:value-type="string" office:string-value="" calcext:value-type="error">
            <text:p>Err:509</text:p>
          </table:table-cell>
          <table:table-cell table:style-name="ce19" table:formula="of:=IF([.AN7]&gt;=0.9875;&quot;A+&quot;;  IF([.AN7]&gt;=0.94; &quot;A&quot;; IF([.AN7]&gt;=0.9; &quot;A-&quot;; IF([.AN7]&gt;=0.87; &quot;B+&quot;; IF([.AN7]&gt;=0.84;&quot;B&quot;; IF([.AN7]&gt;=0.8; &quot;B-&quot;; IF([.AN7]&gt;=0.77; &quot;C+&quot;; IF([.AN7]&gt;=0.74;&quot;C&quot;; IF([.AN7]&gt;=0.7; &quot;C-&quot;; IF([.AN7]&gt;=0.67; &quot;D+&quot;; IF([.AN7]&gt;=0.64;&quot;D&quot;; IF([.AN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7]; [.$AW$2:.$AX$15]; 2; 0)" office:value-type="string" office:string-value="" calcext:value-type="error">
            <text:p>Err:509</text:p>
          </table:table-cell>
          <table:table-cell table:style-name="ce19" table:formula="of:=VLOOKUP([.AP7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8] + [.AM8] + #REF!8 + #REF!8 + [.AG8] + [.AG8]" office:value-type="string" office:string-value="" calcext:value-type="error">
            <text:p>Err:509</text:p>
          </table:table-cell>
          <table:table-cell table:style-name="ce19" table:formula="of:=IF([.AN8]&gt;=0.9875;&quot;A+&quot;;  IF([.AN8]&gt;=0.94; &quot;A&quot;; IF([.AN8]&gt;=0.9; &quot;A-&quot;; IF([.AN8]&gt;=0.87; &quot;B+&quot;; IF([.AN8]&gt;=0.84;&quot;B&quot;; IF([.AN8]&gt;=0.8; &quot;B-&quot;; IF([.AN8]&gt;=0.77; &quot;C+&quot;; IF([.AN8]&gt;=0.74;&quot;C&quot;; IF([.AN8]&gt;=0.7; &quot;C-&quot;; IF([.AN8]&gt;=0.67; &quot;D+&quot;; IF([.AN8]&gt;=0.64;&quot;D&quot;; IF([.AN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8]; [.$AW$2:.$AX$15]; 2; 0)" office:value-type="string" office:string-value="" calcext:value-type="error">
            <text:p>Err:509</text:p>
          </table:table-cell>
          <table:table-cell table:style-name="ce19" table:formula="of:=VLOOKUP([.AP8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9] + [.AM9] + #REF!9 + #REF!9 + [.AG9] + [.AG9]" office:value-type="string" office:string-value="" calcext:value-type="error">
            <text:p>Err:509</text:p>
          </table:table-cell>
          <table:table-cell table:style-name="ce19" table:formula="of:=IF([.AN9]&gt;=0.9875;&quot;A+&quot;;  IF([.AN9]&gt;=0.94; &quot;A&quot;; IF([.AN9]&gt;=0.9; &quot;A-&quot;; IF([.AN9]&gt;=0.87; &quot;B+&quot;; IF([.AN9]&gt;=0.84;&quot;B&quot;; IF([.AN9]&gt;=0.8; &quot;B-&quot;; IF([.AN9]&gt;=0.77; &quot;C+&quot;; IF([.AN9]&gt;=0.74;&quot;C&quot;; IF([.AN9]&gt;=0.7; &quot;C-&quot;; IF([.AN9]&gt;=0.67; &quot;D+&quot;; IF([.AN9]&gt;=0.64;&quot;D&quot;; IF([.AN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O9]; [.$AW$2:.$AX$15]; 2; 0)" office:value-type="string" office:string-value="" calcext:value-type="error">
            <text:p>Err:509</text:p>
          </table:table-cell>
          <table:table-cell table:style-name="ce19" table:formula="of:=VLOOKUP([.AP9]; [.$AW$2:.$AX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A-</text:p>
          </table:table-cell>
          <table:table-cell table:number-columns-repeated="3"/>
          <table:table-cell table:style-name="ce17" table:formula="of:=[.AG10] + [.AM10] + #REF!10 + #REF!10 + [.AG10] + [.AG10]" office:value-type="string" office:string-value="" calcext:value-type="error">
            <text:p>Err:509</text:p>
          </table:table-cell>
          <table:table-cell table:style-name="ce19" table:formula="of:=IF([.AN10]&gt;=0.9875;&quot;A+&quot;;  IF([.AN10]&gt;=0.94; &quot;A&quot;; IF([.AN10]&gt;=0.9; &quot;A-&quot;; IF([.AN10]&gt;=0.87; &quot;B+&quot;; IF([.AN10]&gt;=0.84;&quot;B&quot;; IF([.AN10]&gt;=0.8; &quot;B-&quot;; IF([.AN10]&gt;=0.77; &quot;C+&quot;; IF([.AN10]&gt;=0.74;&quot;C&quot;; IF([.AN10]&gt;=0.7; &quot;C-&quot;; IF([.AN10]&gt;=0.67; &quot;D+&quot;; IF([.AN10]&gt;=0.64;&quot;D&quot;; IF([.AN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0]; [.$AW$2:.$AX$15]; 2; 0)" office:value-type="string" office:string-value="" calcext:value-type="error">
            <text:p>Err:509</text:p>
          </table:table-cell>
          <table:table-cell table:style-name="ce19" table:formula="of:=VLOOKUP([.AP10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 table:number-columns-repeated="5"/>
          <table:table-cell table:style-name="ce17" table:formula="of:=[.AG11] + [.AM11] + #REF!11 + #REF!11 + [.AG11] + [.AG11]" office:value-type="string" office:string-value="" calcext:value-type="error">
            <text:p>Err:509</text:p>
          </table:table-cell>
          <table:table-cell table:style-name="ce19" table:formula="of:=IF([.AN11]&gt;=0.9875;&quot;A+&quot;;  IF([.AN11]&gt;=0.94; &quot;A&quot;; IF([.AN11]&gt;=0.9; &quot;A-&quot;; IF([.AN11]&gt;=0.87; &quot;B+&quot;; IF([.AN11]&gt;=0.84;&quot;B&quot;; IF([.AN11]&gt;=0.8; &quot;B-&quot;; IF([.AN11]&gt;=0.77; &quot;C+&quot;; IF([.AN11]&gt;=0.74;&quot;C&quot;; IF([.AN11]&gt;=0.7; &quot;C-&quot;; IF([.AN11]&gt;=0.67; &quot;D+&quot;; IF([.AN11]&gt;=0.64;&quot;D&quot;; IF([.AN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1]; [.$AW$2:.$AX$15]; 2; 0)" office:value-type="string" office:string-value="" calcext:value-type="error">
            <text:p>Err:509</text:p>
          </table:table-cell>
          <table:table-cell table:style-name="ce19" table:formula="of:=VLOOKUP([.AP11]; [.$AW$2:.$AX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10"/>
          <table:table-cell/>
          <table:table-cell office:value-type="string" calcext:value-type="string">
            <text:p>B-</text:p>
          </table:table-cell>
          <table:table-cell table:number-columns-repeated="3"/>
          <table:table-cell table:style-name="ce17" table:formula="of:=[.AG12] + [.AM12] + #REF!12 + #REF!12 + [.AG12] + [.AG12]" office:value-type="string" office:string-value="" calcext:value-type="error">
            <text:p>Err:509</text:p>
          </table:table-cell>
          <table:table-cell table:style-name="ce19" table:formula="of:=IF([.AN12]&gt;=0.9875;&quot;A+&quot;;  IF([.AN12]&gt;=0.94; &quot;A&quot;; IF([.AN12]&gt;=0.9; &quot;A-&quot;; IF([.AN12]&gt;=0.87; &quot;B+&quot;; IF([.AN12]&gt;=0.84;&quot;B&quot;; IF([.AN12]&gt;=0.8; &quot;B-&quot;; IF([.AN12]&gt;=0.77; &quot;C+&quot;; IF([.AN12]&gt;=0.74;&quot;C&quot;; IF([.AN12]&gt;=0.7; &quot;C-&quot;; IF([.AN12]&gt;=0.67; &quot;D+&quot;; IF([.AN12]&gt;=0.64;&quot;D&quot;; IF([.AN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2]; [.$AW$2:.$AX$15]; 2; 0)" office:value-type="string" office:string-value="" calcext:value-type="error">
            <text:p>Err:509</text:p>
          </table:table-cell>
          <table:table-cell table:style-name="ce19" table:formula="of:=VLOOKUP([.AP1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3] + [.AM13] + #REF!13 + #REF!13 + [.AG13] + [.AG13]" office:value-type="string" office:string-value="" calcext:value-type="error">
            <text:p>Err:509</text:p>
          </table:table-cell>
          <table:table-cell table:style-name="ce19" table:formula="of:=IF([.AN13]&gt;=0.9875;&quot;A+&quot;;  IF([.AN13]&gt;=0.94; &quot;A&quot;; IF([.AN13]&gt;=0.9; &quot;A-&quot;; IF([.AN13]&gt;=0.87; &quot;B+&quot;; IF([.AN13]&gt;=0.84;&quot;B&quot;; IF([.AN13]&gt;=0.8; &quot;B-&quot;; IF([.AN13]&gt;=0.77; &quot;C+&quot;; IF([.AN13]&gt;=0.74;&quot;C&quot;; IF([.AN13]&gt;=0.7; &quot;C-&quot;; IF([.AN13]&gt;=0.67; &quot;D+&quot;; IF([.AN13]&gt;=0.64;&quot;D&quot;; IF([.AN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O13]; [.$AW$2:.$AX$15]; 2; 0)" office:value-type="string" office:string-value="" calcext:value-type="error">
            <text:p>Err:509</text:p>
          </table:table-cell>
          <table:table-cell table:style-name="ce19" table:formula="of:=VLOOKUP([.AP13]; [.$AW$2:.$AX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4] + [.AM14] + #REF!14 + #REF!14 + [.AG14] + [.AG14]" office:value-type="string" office:string-value="" calcext:value-type="error">
            <text:p>Err:509</text:p>
          </table:table-cell>
          <table:table-cell table:style-name="ce19" table:formula="of:=IF([.AN14]&gt;=0.9875;&quot;A+&quot;;  IF([.AN14]&gt;=0.94; &quot;A&quot;; IF([.AN14]&gt;=0.9; &quot;A-&quot;; IF([.AN14]&gt;=0.87; &quot;B+&quot;; IF([.AN14]&gt;=0.84;&quot;B&quot;; IF([.AN14]&gt;=0.8; &quot;B-&quot;; IF([.AN14]&gt;=0.77; &quot;C+&quot;; IF([.AN14]&gt;=0.74;&quot;C&quot;; IF([.AN14]&gt;=0.7; &quot;C-&quot;; IF([.AN14]&gt;=0.67; &quot;D+&quot;; IF([.AN14]&gt;=0.64;&quot;D&quot;; IF([.AN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4]; [.$AW$2:.$AX$15]; 2; 0)" office:value-type="string" office:string-value="" calcext:value-type="error">
            <text:p>Err:509</text:p>
          </table:table-cell>
          <table:table-cell table:style-name="ce19" table:formula="of:=VLOOKUP([.AP14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17" table:formula="of:=[.AG15] + [.AM15] + #REF!15 + #REF!15 + [.AG15] + [.AG15]" office:value-type="string" office:string-value="" calcext:value-type="error">
            <text:p>Err:509</text:p>
          </table:table-cell>
          <table:table-cell table:style-name="ce19" table:formula="of:=IF([.AN15]&gt;=0.9875;&quot;A+&quot;;  IF([.AN15]&gt;=0.94; &quot;A&quot;; IF([.AN15]&gt;=0.9; &quot;A-&quot;; IF([.AN15]&gt;=0.87; &quot;B+&quot;; IF([.AN15]&gt;=0.84;&quot;B&quot;; IF([.AN15]&gt;=0.8; &quot;B-&quot;; IF([.AN15]&gt;=0.77; &quot;C+&quot;; IF([.AN15]&gt;=0.74;&quot;C&quot;; IF([.AN15]&gt;=0.7; &quot;C-&quot;; IF([.AN15]&gt;=0.67; &quot;D+&quot;; IF([.AN15]&gt;=0.64;&quot;D&quot;; IF([.AN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5]; [.$AW$2:.$AX$15]; 2; 0)" office:value-type="string" office:string-value="" calcext:value-type="error">
            <text:p>Err:509</text:p>
          </table:table-cell>
          <table:table-cell table:style-name="ce19" table:formula="of:=VLOOKUP([.AP15]; [.$AW$2:.$AX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office:value-type="string" calcext:value-type="string">
            <text:p>B+</text:p>
          </table:table-cell>
          <table:table-cell table:number-columns-repeated="3"/>
          <table:table-cell table:style-name="ce17" table:formula="of:=[.AG16] + [.AM16] + #REF!16 + #REF!16 + [.AG16] + [.AG16]" office:value-type="string" office:string-value="" calcext:value-type="error">
            <text:p>Err:509</text:p>
          </table:table-cell>
          <table:table-cell table:style-name="ce19" table:formula="of:=IF([.AN16]&gt;=0.9875;&quot;A+&quot;;  IF([.AN16]&gt;=0.94; &quot;A&quot;; IF([.AN16]&gt;=0.9; &quot;A-&quot;; IF([.AN16]&gt;=0.87; &quot;B+&quot;; IF([.AN16]&gt;=0.84;&quot;B&quot;; IF([.AN16]&gt;=0.8; &quot;B-&quot;; IF([.AN16]&gt;=0.77; &quot;C+&quot;; IF([.AN16]&gt;=0.74;&quot;C&quot;; IF([.AN16]&gt;=0.7; &quot;C-&quot;; IF([.AN16]&gt;=0.67; &quot;D+&quot;; IF([.AN16]&gt;=0.64;&quot;D&quot;; IF([.AN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6]; [.$AW$2:.$AX$15]; 2; 0)" office:value-type="string" office:string-value="" calcext:value-type="error">
            <text:p>Err:509</text:p>
          </table:table-cell>
          <table:table-cell table:style-name="ce19" table:formula="of:=VLOOKUP([.AP16]; [.$AW$2:.$AX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table:number-columns-repeated="18"/>
          <table:table-cell table:style-name="ce6"/>
          <table:table-cell table:number-columns-repeated="20"/>
          <table:table-cell table:style-name="ce17" table:formula="of:=[.AG17] + [.AM17] + #REF!17 + #REF!17 + [.AG17] + [.AG17]" office:value-type="string" office:string-value="" calcext:value-type="error">
            <text:p>Err:509</text:p>
          </table:table-cell>
          <table:table-cell table:style-name="ce19" table:formula="of:=IF([.AN17]&gt;=0.9875;&quot;A+&quot;;  IF([.AN17]&gt;=0.94; &quot;A&quot;; IF([.AN17]&gt;=0.9; &quot;A-&quot;; IF([.AN17]&gt;=0.87; &quot;B+&quot;; IF([.AN17]&gt;=0.84;&quot;B&quot;; IF([.AN17]&gt;=0.8; &quot;B-&quot;; IF([.AN17]&gt;=0.77; &quot;C+&quot;; IF([.AN17]&gt;=0.74;&quot;C&quot;; IF([.AN17]&gt;=0.7; &quot;C-&quot;; IF([.AN17]&gt;=0.67; &quot;D+&quot;; IF([.AN17]&gt;=0.64;&quot;D&quot;; IF([.AN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7]; [.$AW$2:.$AX$15]; 2; 0)" office:value-type="string" office:string-value="" calcext:value-type="error">
            <text:p>Err:509</text:p>
          </table:table-cell>
          <table:table-cell table:style-name="ce19" table:formula="of:=VLOOKUP([.AP17]; [.$AW$2:.$AX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/>
          <table:table-cell table:number-columns-repeated="38"/>
          <table:table-cell table:style-name="ce17" table:formula="of:=[.AG18] + [.AM18] + #REF!18 + #REF!18 + [.AG18] + [.AG18]" office:value-type="string" office:string-value="" calcext:value-type="error">
            <text:p>Err:509</text:p>
          </table:table-cell>
          <table:table-cell table:style-name="ce19" table:formula="of:=IF([.AN18]&gt;=0.9875;&quot;A+&quot;;  IF([.AN18]&gt;=0.94; &quot;A&quot;; IF([.AN18]&gt;=0.9; &quot;A-&quot;; IF([.AN18]&gt;=0.87; &quot;B+&quot;; IF([.AN18]&gt;=0.84;&quot;B&quot;; IF([.AN18]&gt;=0.8; &quot;B-&quot;; IF([.AN18]&gt;=0.77; &quot;C+&quot;; IF([.AN18]&gt;=0.74;&quot;C&quot;; IF([.AN18]&gt;=0.7; &quot;C-&quot;; IF([.AN18]&gt;=0.67; &quot;D+&quot;; IF([.AN18]&gt;=0.64;&quot;D&quot;; IF([.AN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18]; [.$AW$2:.$AX$15]; 2; 0)" office:value-type="string" office:string-value="" calcext:value-type="error">
            <text:p>Err:509</text:p>
          </table:table-cell>
          <table:table-cell table:style-name="ce19" table:formula="of:=VLOOKUP([.AP18]; [.$AW$2:.$AX$15]; 2; 0)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39"/>
          <table:table-cell table:style-name="ce17" table:formula="of:=[.AG19] + [.AM19] + #REF!19 + #REF!19 + [.AG19] + [.AG19]" office:value-type="string" office:string-value="" calcext:value-type="error">
            <text:p>Err:509</text:p>
          </table:table-cell>
          <table:table-cell table:style-name="ce19" table:formula="of:=IF([.AN19]&gt;=0.9875;&quot;A+&quot;;  IF([.AN19]&gt;=0.94; &quot;A&quot;; IF([.AN19]&gt;=0.9; &quot;A-&quot;; IF([.AN19]&gt;=0.87; &quot;B+&quot;; IF([.AN19]&gt;=0.84;&quot;B&quot;; IF([.AN19]&gt;=0.8; &quot;B-&quot;; IF([.AN19]&gt;=0.77; &quot;C+&quot;; IF([.AN19]&gt;=0.74;&quot;C&quot;; IF([.AN19]&gt;=0.7; &quot;C-&quot;; IF([.AN19]&gt;=0.67; &quot;D+&quot;; IF([.AN19]&gt;=0.64;&quot;D&quot;; IF([.AN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9]; [.$AW$2:.$AX$15]; 2; 0)" office:value-type="string" office:string-value="" calcext:value-type="error">
            <text:p>Err:509</text:p>
          </table:table-cell>
          <table:table-cell table:style-name="ce19" table:formula="of:=VLOOKUP([.AP19]; [.$AW$2:.$AX$15]; 2; 0)" office:value-type="float" office:value="3.3" calcext:value-type="float">
            <text:p>3.3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9" table:formula="of:=AVERAGE([.AN2:.AN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Q2:.AQ22])" office:value-type="string" office:string-value="" calcext:value-type="error">
            <text:p>Err:509</text:p>
          </table:table-cell>
          <table:table-cell table:style-name="ce19" table:formula="of:=AVERAGE([.AR2:.AR22])" office:value-type="float" office:value="2.79444444444444" calcext:value-type="float">
            <text:p>2.7944444444</text:p>
          </table:table-cell>
          <table:table-cell table:number-columns-repeated="980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12:35.06806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8T10:27:12.741406565</dc:date>
    <dc:creator>Gregory Kapfhammer</dc:creator>
    <meta:editing-duration>P10DT43M54S</meta:editing-duration>
    <meta:editing-cycles>34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71" meta:object-count="0"/>
  </office:meta>
</office:document-meta>
</file>